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5d179" officeooo:paragraph-rsid="0005d179"/>
    </style:style>
    <style:style style:name="P2" style:family="paragraph" style:parent-style-name="Standard">
      <style:paragraph-properties fo:text-align="start" style:justify-single-word="false"/>
      <style:text-properties officeooo:rsid="0005d179" officeooo:paragraph-rsid="0007a703"/>
    </style:style>
    <style:style style:name="P3" style:family="paragraph" style:parent-style-name="Standard">
      <style:paragraph-properties fo:text-align="start" style:justify-single-word="false"/>
      <style:text-properties officeooo:rsid="0005d179" officeooo:paragraph-rsid="0007a703"/>
    </style:style>
    <style:style style:name="P4" style:family="paragraph" style:parent-style-name="Standard">
      <style:paragraph-properties fo:text-align="start" style:justify-single-word="false"/>
      <style:text-properties officeooo:rsid="0007d1fa" officeooo:paragraph-rsid="0007d1fa"/>
    </style:style>
    <style:style style:name="P5" style:family="paragraph" style:parent-style-name="Standard">
      <style:paragraph-properties fo:text-align="start" style:justify-single-word="false"/>
      <style:text-properties officeooo:paragraph-rsid="0007d1fa"/>
    </style:style>
    <style:style style:name="T1" style:family="text">
      <style:text-properties officeooo:rsid="0007a703"/>
    </style:style>
    <style:style style:name="T2" style:family="text">
      <style:text-properties officeooo:rsid="0007d1f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PW I</text:p>
      <text:p text:style-name="P1">Estudante : Lucas Beraldi de Souza Oliveira</text:p>
      <text:p text:style-name="P1">Data: 28/09/22</text:p>
      <text:p text:style-name="P1"/>
      <text:p text:style-name="P2">01- </text:p>
      <text:p text:style-name="P2">(a) – <text:span text:style-name="T1">Verdadeiro.</text:span></text:p>
      <text:p text:style-name="P4">(b) – Verdadeiro.</text:p>
      <text:p text:style-name="P4">(c) – Falso, pois o a tag referente pode ser estilizada utilizando o identificador.</text:p>
      <text:p text:style-name="P4">(d) – Falso, o identificador deve estar em “ ”.</text:p>
      <text:p text:style-name="P4">(e) – Falso, pois # refere-se a formatação de identificador não de tag.</text:p>
      <text:p text:style-name="P4"/>
      <text:p text:style-name="P5"><text:span text:style-name="T2">02- (</text:span>c) Criar listas com marcadores em páginas HTML c) Criar listas com marcadores em páginas HTML </text:p>
      <text:p text:style-name="P5"/>
      <text:p text:style-name="P5"><text:span text:style-name="T2">03- (</text:span>d) src. </text:p>
      <text:p text:style-name="P5"/>
      <text:p text:style-name="P5"><text:span text:style-name="T2">04- (</text:span>b) As tags HTML podem utilizar uma classe criada em um arquivo CSS externo, devidamente ligado através da tag link, por meio do atributo class.</text:p>
      <text:p text:style-name="P5"/>
      <text:p text:style-name="P5"><text:span text:style-name="T2">05- (</text:span>d) Linguagem de Marcação de Hypertexto e de formatação. </text:p>
      <text:p text:style-name="P5"/>
      <text:p text:style-name="P5"><text:span text:style-name="T2">06- (b</text:span>) Errado.</text:p>
      <text:p text:style-name="P5"/>
      <text:p text:style-name="P5"><text:span text:style-name="T2">07- (</text:span>a) Certo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9-28T20:43:54.721000000</meta:creation-date>
    <dc:date>2022-09-28T21:00:22.935000000</dc:date>
    <meta:editing-duration>PT5M26S</meta:editing-duration>
    <meta:editing-cycles>4</meta:editing-cycles>
    <meta:generator>LibreOffice/7.1.8.1$Windows_X86_64 LibreOffice_project/e1f30c802c3269a1d052614453f260e49458c82c</meta:generator>
    <meta:document-statistic meta:table-count="0" meta:image-count="0" meta:object-count="0" meta:page-count="1" meta:paragraph-count="15" meta:word-count="112" meta:character-count="651" meta:non-whitespace-character-count="545"/>
  </office:meta>
</office:document-meta>
</file>